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4/2024 22:17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4/2024 22:17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4/2024 22:17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office:forms form:automatic-focus="false" form:apply-design-mode="false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4/2024 22:17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4/2024 22:17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4/2024 22:17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4/2024 22:17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4/2024 22:17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4/2024 22:17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4/2024 22:17</meta:date-string>
              <text:p text:style-name="P5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4/2024 22:17</meta:date-string>
              <text:p text:style-name="P5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4/2024 22:17</meta:date-string>
              <text:p text:style-name="P5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4/2024 22:17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4/2024 22:17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4/2024 22:17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4/2024 22:17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4/2024 22:17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4/2024 22:17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4/2024 22:17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4/2024 22:17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4/2024 22:17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office:forms form:automatic-focus="false" form:apply-design-mode="false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4/2024 22:17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4/2024 22:17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4/2024 22:17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4/2024 22:17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4/2024 22:17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4/2024 22:17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4/2024 22:17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4/2024 22:17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7/24/2024 22:17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4/2024 22:17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4/2024 22:17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4/2024 22:17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4/2024 22:17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4/2024 22:17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4/2024 22:17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4/2024 22:17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4/2024 22:17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7/24/2024 22:17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4/2024 22:17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4/2024 22:17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4/2024 22:17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4/2024 22:17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4/2024 22:17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4/2024 22:17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4/2024 22:17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7/24/2024 22:17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4/2024 22:17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4/2024 22:17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4/2024 22:17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79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office:forms form:automatic-focus="false" form:apply-design-mode="false"/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4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office:forms form:automatic-focus="false" form:apply-design-mode="false"/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_)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22:17:02.5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mors" style:display-name="PageStyle_Armo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7-25T04:37:28.145000000</dc:date>
    <meta:editing-cycles>18</meta:editing-cycles>
    <meta:editing-duration>PT15H35M30S</meta:editing-duration>
    <meta:generator>LibreOffice/24.2.4.2$Windows_X86_64 LibreOffice_project/51a6219feb6075d9a4c46691dcfe0cd9c4fff3c2</meta:generator>
    <meta:document-statistic meta:table-count="12" meta:cell-count="7895" meta:object-count="0"/>
    <meta:user-defined meta:name="AppVersion">15.0000</meta:user-defined>
  </office:meta>
</office:document-meta>
</file>